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3329da" officeooo:paragraph-rsid="003329da" fo:background-color="transparent" style:font-weight-asian="normal" style:font-weight-complex="normal"/>
    </style:style>
    <style:style style:name="P2" style:family="paragraph" style:parent-style-name="Standard">
      <style:text-properties fo:font-weight="normal" officeooo:rsid="00862a9e" officeooo:paragraph-rsid="00862a9e" fo:background-color="transparent" style:font-weight-asian="normal" style:font-weight-complex="normal"/>
    </style:style>
    <style:style style:name="P3" style:family="paragraph" style:parent-style-name="Standard">
      <style:text-properties style:font-name="Times New Roman" fo:font-size="11pt" fo:font-weight="normal" officeooo:rsid="002b7e50" officeooo:paragraph-rsid="0045cb38" style:font-size-asian="11pt" style:font-weight-asian="normal" style:font-size-complex="11pt" style:font-weight-complex="normal"/>
    </style:style>
    <style:style style:name="P4" style:family="paragraph" style:parent-style-name="Standard">
      <style:text-properties style:font-name="Times New Roman" fo:font-size="11pt" fo:font-weight="normal" officeooo:rsid="004b0581" officeooo:paragraph-rsid="004b0581" style:font-size-asian="11pt" style:font-weight-asian="normal" style:font-size-complex="11pt" style:font-weight-complex="normal"/>
    </style:style>
    <style:style style:name="P5" style:family="paragraph" style:parent-style-name="Standard">
      <style:text-properties style:font-name="Times New Roman" fo:font-size="11pt" fo:font-weight="normal" officeooo:rsid="006b7660" officeooo:paragraph-rsid="006b7660" style:font-size-asian="11pt" style:font-weight-asian="normal" style:font-size-complex="11pt" style:font-weight-complex="normal"/>
    </style:style>
    <style:style style:name="P6" style:family="paragraph" style:parent-style-name="Standard">
      <style:text-properties style:font-name="Times New Roman" fo:font-size="11pt" fo:font-weight="normal" officeooo:rsid="007b3ab9" officeooo:paragraph-rsid="007b3ab9" style:font-size-asian="11pt" style:font-weight-asian="normal" style:font-size-complex="11pt" style:font-weight-complex="normal"/>
    </style:style>
    <style:style style:name="P7" style:family="paragraph" style:parent-style-name="Standard">
      <style:text-properties style:font-name="Times New Roman" fo:font-size="11pt" fo:font-weight="normal" officeooo:rsid="007df9ed" officeooo:paragraph-rsid="007df9ed" style:font-size-asian="11pt" style:font-weight-asian="normal" style:font-size-complex="11pt" style:font-weight-complex="normal"/>
    </style:style>
    <style:style style:name="P8" style:family="paragraph" style:parent-style-name="Standard">
      <style:text-properties style:font-name="Times New Roman" fo:font-size="11pt" fo:font-weight="normal" officeooo:rsid="007e482a" officeooo:paragraph-rsid="007e482a" style:font-size-asian="11pt" style:font-weight-asian="normal" style:font-size-complex="11pt" style:font-weight-complex="normal"/>
    </style:style>
    <style:style style:name="P9" style:family="paragraph" style:parent-style-name="Standard">
      <style:text-properties style:font-name="Times New Roman" fo:font-size="11pt" fo:font-weight="normal" officeooo:rsid="003329da" officeooo:paragraph-rsid="003329da" fo:background-color="transparent" style:font-size-asian="11pt" style:font-weight-asian="normal" style:font-size-complex="11pt" style:font-weight-complex="normal"/>
    </style:style>
    <style:style style:name="P10" style:family="paragraph" style:parent-style-name="Standard">
      <style:text-properties style:font-name="Times New Roman" fo:font-size="11pt" style:font-size-asian="11pt" style:font-size-complex="11pt"/>
    </style:style>
    <style:style style:name="P11" style:family="paragraph" style:parent-style-name="Standard">
      <style:text-properties style:font-name="Times New Roman" fo:font-size="11pt" officeooo:rsid="00246617" officeooo:paragraph-rsid="004e419e" style:font-size-asian="11pt" style:font-size-complex="11pt"/>
    </style:style>
    <style:style style:name="P12" style:family="paragraph" style:parent-style-name="Standard">
      <style:text-properties style:font-name="Times New Roman" fo:font-size="11pt" officeooo:rsid="00263858" officeooo:paragraph-rsid="0064e427" style:font-size-asian="11pt" style:font-size-complex="11pt"/>
    </style:style>
    <style:style style:name="P13" style:family="paragraph" style:parent-style-name="Standard">
      <style:text-properties style:font-name="Times New Roman" fo:font-size="11pt" officeooo:rsid="00779bf6" officeooo:paragraph-rsid="00779bf6" style:font-size-asian="11pt" style:font-size-complex="11pt"/>
    </style:style>
    <style:style style:name="P14" style:family="paragraph" style:parent-style-name="Standard">
      <style:text-properties style:font-name="Times New Roman" fo:font-size="14pt" fo:font-weight="bold" style:font-size-asian="14pt" style:font-weight-asian="bold" style:font-size-complex="14pt" style:font-weight-complex="bold"/>
    </style:style>
    <style:style style:name="P15" style:family="paragraph" style:parent-style-name="Standard">
      <style:text-properties style:font-name="Times New Roman" fo:font-weight="bold" officeooo:rsid="007df9ed" officeooo:paragraph-rsid="007df9ed" style:font-weight-asian="bold" style:font-weight-complex="bold"/>
    </style:style>
    <style:style style:name="P16" style:family="paragraph" style:parent-style-name="Standard">
      <style:text-properties style:font-name="Times New Roman" fo:font-weight="bold" officeooo:rsid="007e482a" officeooo:paragraph-rsid="007e482a" style:font-weight-asian="bold" style:font-weight-complex="bold"/>
    </style:style>
    <style:style style:name="P17" style:family="paragraph" style:parent-style-name="Standard">
      <style:text-properties style:font-name="Times New Roman" fo:font-weight="bold" officeooo:rsid="00812fdf" officeooo:paragraph-rsid="00812fdf" style:font-weight-asian="bold" style:font-weight-complex="bold"/>
    </style:style>
    <style:style style:name="P18" style:family="paragraph" style:parent-style-name="Standard">
      <style:text-properties officeooo:paragraph-rsid="005ab708"/>
    </style:style>
    <style:style style:name="P19" style:family="paragraph" style:parent-style-name="Standard">
      <style:text-properties officeooo:paragraph-rsid="0073f2c9"/>
    </style:style>
    <style:style style:name="P20" style:family="paragraph" style:parent-style-name="Standard">
      <style:text-properties officeooo:paragraph-rsid="0064e427"/>
    </style:style>
    <style:style style:name="P21"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26e417"/>
    </style:style>
    <style:style style:name="P22" style:family="paragraph" style:parent-style-name="Text_20_body">
      <style:text-properties officeooo:paragraph-rsid="003e87c2"/>
    </style:style>
    <style:style style:name="P23" style:family="paragraph" style:parent-style-name="Text_20_body">
      <style:text-properties style:font-name="Times New Roman" fo:font-size="11pt" officeooo:rsid="00820145" officeooo:paragraph-rsid="00820145" style:font-size-asian="9.60000038146973pt" style:font-size-complex="11pt"/>
    </style:style>
    <style:style style:name="P24" style:family="paragraph" style:parent-style-name="Text_20_body">
      <style:text-properties style:font-name="Times New Roman" fo:font-size="11pt" officeooo:rsid="00832c82" officeooo:paragraph-rsid="00832c82" style:font-size-asian="9.60000038146973pt" style:font-size-complex="11pt"/>
    </style:style>
    <style:style style:name="P25" style:family="paragraph" style:parent-style-name="Heading_20_1">
      <style:text-properties style:font-name="Times New Roman" fo:font-size="16.2000007629395pt" style:font-size-asian="18.2000007629395pt" style:font-size-complex="18.2000007629395pt"/>
    </style:style>
    <style:style style:name="P26" style:family="paragraph" style:parent-style-name="Heading_20_3">
      <style:text-properties style:font-name="Times New Roman"/>
    </style:style>
    <style:style style:name="P27" style:family="paragraph" style:parent-style-name="Heading_20_3">
      <style:text-properties style:font-name="Times New Roman" officeooo:paragraph-rsid="004e419e"/>
    </style:style>
    <style:style style:name="P28" style:family="paragraph" style:parent-style-name="Heading_20_3">
      <style:text-properties style:font-name="Times New Roman" officeooo:rsid="00820145" officeooo:paragraph-rsid="00820145"/>
    </style:style>
    <style:style style:name="P29" style:family="paragraph" style:parent-style-name="Heading_20_3">
      <style:text-properties style:font-name="Times New Roman" officeooo:rsid="00870e4f" officeooo:paragraph-rsid="00870e4f"/>
    </style:style>
    <style:style style:name="P30" style:family="paragraph" style:parent-style-name="Heading_20_3">
      <style:text-properties style:font-name="Times New Roman" officeooo:paragraph-rsid="007e482a"/>
    </style:style>
    <style:style style:name="P31" style:family="paragraph" style:parent-style-name="Heading_20_3">
      <style:text-properties style:font-name="Times New Roman" officeooo:rsid="008865b4" officeooo:paragraph-rsid="008865b4"/>
    </style:style>
    <style:style style:name="P32" style:family="paragraph" style:parent-style-name="Heading_20_3">
      <style:text-properties style:font-name="Times New Roman" officeooo:paragraph-rsid="008ef469"/>
    </style:style>
    <style:style style:name="P33" style:family="paragraph" style:parent-style-name="Standard" style:list-style-name="L1">
      <style:text-properties style:font-name="Times New Roman" fo:font-size="11pt" officeooo:rsid="00212ae9" officeooo:paragraph-rsid="004e419e" style:font-size-asian="11pt" style:font-size-complex="11pt"/>
    </style:style>
    <style:style style:name="P34" style:family="paragraph" style:parent-style-name="Standard" style:list-style-name="L1">
      <style:text-properties style:font-name="Times New Roman" fo:font-size="11pt" officeooo:paragraph-rsid="004e419e" style:font-size-asian="11pt" style:font-size-complex="11pt"/>
    </style:style>
    <style:style style:name="P35" style:family="paragraph" style:parent-style-name="Standard" style:list-style-name="L1">
      <style:text-properties style:font-name="Times New Roman" fo:font-size="11pt" fo:font-weight="bold" officeooo:rsid="00212ae9" officeooo:paragraph-rsid="004e419e" style:font-size-asian="11pt" style:font-weight-asian="bold" style:font-size-complex="11pt" style:font-weight-complex="bold"/>
    </style:style>
    <style:style style:name="P36" style:family="paragraph" style:parent-style-name="Standard" style:list-style-name="L2">
      <style:text-properties style:font-name="Times New Roman" fo:font-size="11pt" fo:font-weight="normal" officeooo:rsid="004b0581" officeooo:paragraph-rsid="004b0581" style:font-size-asian="11pt" style:font-weight-asian="normal" style:font-size-complex="11pt" style:font-weight-complex="normal"/>
    </style:style>
    <style:style style:name="P37" style:family="paragraph" style:parent-style-name="Standard" style:list-style-name="L3">
      <style:text-properties style:font-name="Times New Roman" fo:font-size="11pt" fo:font-weight="normal" officeooo:rsid="006b7660" officeooo:paragraph-rsid="006b7660" style:font-size-asian="11pt" style:font-weight-asian="normal" style:font-size-complex="11pt" style:font-weight-complex="normal"/>
    </style:style>
    <style:style style:name="P38" style:family="paragraph" style:parent-style-name="Standard" style:list-style-name="L3">
      <style:text-properties style:font-name="Times New Roman" fo:font-size="11pt" fo:font-weight="normal" officeooo:rsid="007ace03" officeooo:paragraph-rsid="007ace03" style:font-size-asian="11pt" style:font-weight-asian="normal" style:font-size-complex="11pt" style:font-weight-complex="normal"/>
    </style:style>
    <style:style style:name="P39" style:family="paragraph" style:parent-style-name="Standard">
      <style:text-properties style:font-name="Times New Roman" fo:font-weight="normal" officeooo:rsid="0036ffe8" officeooo:paragraph-rsid="004e419e" style:font-weight-asian="normal" style:font-weight-complex="normal"/>
    </style:style>
    <style:style style:name="P40" style:family="paragraph" style:parent-style-name="Standard">
      <style:text-properties style:font-name="Times New Roman" fo:font-weight="normal" officeooo:rsid="002a43c9" officeooo:paragraph-rsid="008ef469" style:font-weight-asian="normal" style:font-weight-complex="normal"/>
    </style:style>
    <style:style style:name="P41" style:family="paragraph" style:parent-style-name="Text_20_body">
      <style:text-properties style:font-name="Times New Roman" fo:font-size="11pt" officeooo:rsid="00870e4f" officeooo:paragraph-rsid="00870e4f" style:font-size-asian="9.60000038146973pt" style:font-size-complex="11pt"/>
    </style:style>
    <style:style style:name="P42" style:family="paragraph" style:parent-style-name="Text_20_body">
      <style:text-properties style:font-name="Times New Roman" fo:font-size="11pt" officeooo:rsid="008865b4" officeooo:paragraph-rsid="008865b4" style:font-size-asian="9.60000038146973pt" style:font-size-complex="11pt"/>
    </style:style>
    <style:style style:name="P43" style:family="paragraph" style:parent-style-name="Text_20_body">
      <style:text-properties officeooo:paragraph-rsid="008a7b5d"/>
    </style:style>
    <style:style style:name="P44" style:family="paragraph" style:parent-style-name="Text_20_body">
      <style:text-properties officeooo:rsid="008bbf61" officeooo:paragraph-rsid="008bbf61"/>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bold" officeooo:rsid="008ef46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12ae9" style:font-weight-asian="normal" style:font-weight-complex="normal"/>
    </style:style>
    <style:style style:name="T6" style:family="text">
      <style:text-properties fo:font-weight="normal" officeooo:rsid="00246617" style:font-weight-asian="normal" style:font-weight-complex="normal"/>
    </style:style>
    <style:style style:name="T7" style:family="text">
      <style:text-properties fo:font-weight="normal" officeooo:rsid="0078c74f" style:font-weight-asian="normal" style:font-weight-complex="normal"/>
    </style:style>
    <style:style style:name="T8" style:family="text">
      <style:text-properties fo:font-weight="normal" officeooo:rsid="00246617" fo:background-color="transparent" loext:char-shading-value="0" style:font-weight-asian="normal" style:font-weight-complex="normal"/>
    </style:style>
    <style:style style:name="T9" style:family="text">
      <style:text-properties style:text-underline-style="none" fo:font-weight="normal" officeooo:rsid="00212ae9" fo:background-color="transparent" loext:char-shading-value="0" style:font-weight-asian="normal" style:font-weight-complex="normal"/>
    </style:style>
    <style:style style:name="T10" style:family="text">
      <style:text-properties officeooo:rsid="002c6962"/>
    </style:style>
    <style:style style:name="T11" style:family="text">
      <style:text-properties officeooo:rsid="002fa6e9"/>
    </style:style>
    <style:style style:name="T12" style:family="text">
      <style:text-properties style:text-line-through-style="solid" style:text-line-through-type="single"/>
    </style:style>
    <style:style style:name="T13" style:family="text">
      <style:text-properties style:text-line-through-style="solid" style:text-line-through-type="single" officeooo:rsid="002fa6e9"/>
    </style:style>
    <style:style style:name="T14" style:family="text">
      <style:text-properties style:text-line-through-style="solid" style:text-line-through-type="single" officeooo:rsid="007a8d01"/>
    </style:style>
    <style:style style:name="T15" style:family="text">
      <style:text-properties officeooo:rsid="00315eb9"/>
    </style:style>
    <style:style style:name="T16" style:family="text">
      <style:text-properties officeooo:rsid="0045cb38"/>
    </style:style>
    <style:style style:name="T17" style:family="text">
      <style:text-properties officeooo:rsid="004b0581"/>
    </style:style>
    <style:style style:name="T18" style:family="text">
      <style:text-properties style:font-name="Times New Roman" fo:font-size="11pt" style:font-size-asian="11pt" style:font-size-complex="11pt"/>
    </style:style>
    <style:style style:name="T19" style:family="text">
      <style:text-properties style:font-name="Times New Roman" fo:font-size="11pt" officeooo:rsid="00263858" style:font-size-asian="11pt" style:font-size-complex="11pt"/>
    </style:style>
    <style:style style:name="T20" style:family="text">
      <style:text-properties style:font-name="Times New Roman" fo:font-size="11pt" officeooo:rsid="00779bf6" style:font-size-asian="11pt" style:font-size-complex="11pt"/>
    </style:style>
    <style:style style:name="T21" style:family="text">
      <style:text-properties style:font-name="Times New Roman" fo:font-size="11pt" officeooo:rsid="00820145" style:font-size-asian="11pt" style:font-size-complex="11pt"/>
    </style:style>
    <style:style style:name="T22" style:family="text">
      <style:text-properties style:font-name="Times New Roman" fo:font-size="11pt" officeooo:rsid="003e87c2" style:font-size-asian="11pt" style:font-size-complex="11pt"/>
    </style:style>
    <style:style style:name="T23" style:family="text">
      <style:text-properties style:font-name="Times New Roman" fo:font-size="11pt" officeooo:rsid="0090a27f" style:font-size-asian="11pt" style:font-size-complex="11pt"/>
    </style:style>
    <style:style style:name="T24" style:family="text">
      <style:text-properties style:font-name="Times New Roman" fo:font-size="11pt" officeooo:rsid="009278b8" style:font-size-asian="11pt" style:font-size-complex="11pt"/>
    </style:style>
    <style:style style:name="T25" style:family="text">
      <style:text-properties style:font-name="Times New Roman" fo:font-size="11pt" officeooo:rsid="0092cb22" style:font-size-asian="11pt" style:font-size-complex="11pt"/>
    </style:style>
    <style:style style:name="T26" style:family="text">
      <style:text-properties style:font-name="Times New Roman" fo:font-size="11pt" fo:font-weight="normal" officeooo:rsid="0026e417" style:font-size-asian="11pt" style:font-weight-asian="normal" style:font-size-complex="11pt" style:font-weight-complex="normal"/>
    </style:style>
    <style:style style:name="T27" style:family="text">
      <style:text-properties style:font-name="Times New Roman" fo:font-size="11pt" fo:font-weight="normal" officeooo:rsid="005192a7" style:font-size-asian="11pt" style:font-weight-asian="normal" style:font-size-complex="11pt" style:font-weight-complex="normal"/>
    </style:style>
    <style:style style:name="T28" style:family="text">
      <style:text-properties style:font-name="Times New Roman" fo:font-size="11pt" fo:font-weight="normal" officeooo:rsid="0051bd87" style:font-size-asian="11pt" style:font-weight-asian="normal" style:font-size-complex="11pt" style:font-weight-complex="normal"/>
    </style:style>
    <style:style style:name="T29" style:family="text">
      <style:text-properties style:font-name="Times New Roman" fo:font-size="11pt" fo:font-weight="normal" officeooo:rsid="0053b21c" style:font-size-asian="11pt" style:font-weight-asian="normal" style:font-size-complex="11pt" style:font-weight-complex="normal"/>
    </style:style>
    <style:style style:name="T30" style:family="text">
      <style:text-properties style:font-name="Times New Roman" fo:font-size="11pt" fo:font-weight="normal" officeooo:rsid="0054485d" style:font-size-asian="11pt" style:font-weight-asian="normal" style:font-size-complex="11pt" style:font-weight-complex="normal"/>
    </style:style>
    <style:style style:name="T31" style:family="text">
      <style:text-properties style:font-name="Times New Roman" fo:font-size="11pt" fo:font-weight="normal" officeooo:rsid="005ab708" style:font-size-asian="11pt" style:font-weight-asian="normal" style:font-size-complex="11pt" style:font-weight-complex="normal"/>
    </style:style>
    <style:style style:name="T32" style:family="text">
      <style:text-properties style:font-name="Times New Roman" fo:font-size="11pt" fo:font-weight="normal" officeooo:rsid="00384d0d" style:font-size-asian="11pt" style:font-weight-asian="normal" style:font-size-complex="11pt" style:font-weight-complex="normal"/>
    </style:style>
    <style:style style:name="T33" style:family="text">
      <style:text-properties style:font-name="Times New Roman" fo:font-size="11pt" fo:font-weight="normal" officeooo:rsid="003ae104" style:font-size-asian="11pt" style:font-weight-asian="normal" style:font-size-complex="11pt" style:font-weight-complex="normal"/>
    </style:style>
    <style:style style:name="T34" style:family="text">
      <style:text-properties style:font-name="Times New Roman" fo:font-size="11pt" fo:font-weight="normal" officeooo:rsid="003a984c" style:font-size-asian="11pt" style:font-weight-asian="normal" style:font-size-complex="11pt" style:font-weight-complex="normal"/>
    </style:style>
    <style:style style:name="T35" style:family="text">
      <style:text-properties style:font-name="Times New Roman" fo:font-size="11pt" fo:font-weight="normal" officeooo:rsid="005c7ce9" style:font-size-asian="11pt" style:font-weight-asian="normal" style:font-size-complex="11pt" style:font-weight-complex="normal"/>
    </style:style>
    <style:style style:name="T36" style:family="text">
      <style:text-properties style:font-name="Times New Roman" fo:font-size="11pt" fo:font-weight="normal" officeooo:rsid="003900a2" style:font-size-asian="11pt" style:font-weight-asian="normal" style:font-size-complex="11pt" style:font-weight-complex="normal"/>
    </style:style>
    <style:style style:name="T37" style:family="text">
      <style:text-properties style:font-name="Times New Roman" fo:font-size="11pt" fo:font-weight="normal" officeooo:rsid="005cd45e" style:font-size-asian="11pt" style:font-weight-asian="normal" style:font-size-complex="11pt" style:font-weight-complex="normal"/>
    </style:style>
    <style:style style:name="T38" style:family="text">
      <style:text-properties style:font-name="Times New Roman" fo:font-size="11pt" fo:font-weight="normal" officeooo:rsid="005d57b0" style:font-size-asian="11pt" style:font-weight-asian="normal" style:font-size-complex="11pt" style:font-weight-complex="normal"/>
    </style:style>
    <style:style style:name="T39" style:family="text">
      <style:text-properties style:font-name="Times New Roman" fo:font-size="11pt" fo:font-weight="normal" officeooo:rsid="005f529d" style:font-size-asian="11pt" style:font-weight-asian="normal" style:font-size-complex="11pt" style:font-weight-complex="normal"/>
    </style:style>
    <style:style style:name="T40" style:family="text">
      <style:text-properties style:font-name="Times New Roman" fo:font-size="11pt" fo:font-weight="normal" officeooo:rsid="00614331" style:font-size-asian="11pt" style:font-weight-asian="normal" style:font-size-complex="11pt" style:font-weight-complex="normal"/>
    </style:style>
    <style:style style:name="T41" style:family="text">
      <style:text-properties style:font-name="Times New Roman" fo:font-size="11pt" fo:font-weight="normal" officeooo:rsid="00729545" style:font-size-asian="11pt" style:font-weight-asian="normal" style:font-size-complex="11pt" style:font-weight-complex="normal"/>
    </style:style>
    <style:style style:name="T42" style:family="text">
      <style:text-properties style:font-name="Times New Roman" fo:font-size="11pt" fo:font-weight="normal" officeooo:rsid="0073cce5" style:font-size-asian="11pt" style:font-weight-asian="normal" style:font-size-complex="11pt" style:font-weight-complex="normal"/>
    </style:style>
    <style:style style:name="T43" style:family="text">
      <style:text-properties style:font-name="Times New Roman" fo:font-size="11pt" fo:font-weight="normal" officeooo:rsid="0036ffe8" style:font-size-asian="11pt" style:font-weight-asian="normal" style:font-size-complex="11pt" style:font-weight-complex="normal"/>
    </style:style>
    <style:style style:name="T44" style:family="text">
      <style:text-properties style:font-name="Times New Roman" fo:font-size="11pt" fo:font-weight="normal" officeooo:rsid="00576ede" style:font-size-asian="11pt" style:font-weight-asian="normal" style:font-size-complex="11pt" style:font-weight-complex="normal"/>
    </style:style>
    <style:style style:name="T45" style:family="text">
      <style:text-properties style:font-name="Times New Roman" fo:font-size="11pt" fo:font-weight="normal" officeooo:rsid="00594fec" style:font-size-asian="11pt" style:font-weight-asian="normal" style:font-size-complex="11pt" style:font-weight-complex="normal"/>
    </style:style>
    <style:style style:name="T46" style:family="text">
      <style:text-properties style:font-name="Times New Roman" fo:font-size="11pt" fo:font-weight="normal" officeooo:rsid="0073f2c9" style:font-size-asian="11pt" style:font-weight-asian="normal" style:font-size-complex="11pt" style:font-weight-complex="normal"/>
    </style:style>
    <style:style style:name="T47" style:family="text">
      <style:text-properties fo:font-size="11pt" style:font-size-asian="11pt" style:font-size-complex="11pt"/>
    </style:style>
    <style:style style:name="T48" style:family="text">
      <style:text-properties fo:font-size="11pt" officeooo:rsid="004dd3cc" style:font-size-asian="11pt" style:font-size-complex="11pt"/>
    </style:style>
    <style:style style:name="T49" style:family="text">
      <style:text-properties fo:font-size="11pt" officeooo:rsid="00263858" style:font-size-asian="11pt" style:font-size-complex="11pt"/>
    </style:style>
    <style:style style:name="T50" style:family="text">
      <style:text-properties fo:font-size="11pt" officeooo:rsid="00653049" style:font-size-asian="11pt" style:font-size-complex="11pt"/>
    </style:style>
    <style:style style:name="T51" style:family="text">
      <style:text-properties fo:font-size="11pt" officeooo:rsid="0078c74f" style:font-size-asian="11pt" style:font-size-complex="11pt"/>
    </style:style>
    <style:style style:name="T52" style:family="text">
      <style:text-properties fo:font-size="11pt" fo:font-weight="normal" style:font-size-asian="11pt" style:font-weight-asian="normal" style:font-size-complex="11pt" style:font-weight-complex="normal"/>
    </style:style>
    <style:style style:name="T53" style:family="text">
      <style:text-properties fo:font-size="11pt" fo:font-weight="normal" officeooo:rsid="007e482a" style:font-size-asian="11pt" style:font-weight-asian="normal" style:font-size-complex="11pt" style:font-weight-complex="normal"/>
    </style:style>
    <style:style style:name="T54" style:family="text">
      <style:text-properties fo:font-size="11pt" fo:font-weight="normal" officeooo:rsid="007fd876" style:font-size-asian="11pt" style:font-weight-asian="normal" style:font-size-complex="11pt" style:font-weight-complex="normal"/>
    </style:style>
    <style:style style:name="T55" style:family="text">
      <style:text-properties fo:font-size="11pt" fo:font-weight="normal" officeooo:rsid="007ffc0e" style:font-size-asian="11pt" style:font-weight-asian="normal" style:font-size-complex="11pt" style:font-weight-complex="normal"/>
    </style:style>
    <style:style style:name="T56" style:family="text">
      <style:text-properties officeooo:rsid="006cc72a"/>
    </style:style>
    <style:style style:name="T57" style:family="text">
      <style:text-properties officeooo:rsid="006d4341"/>
    </style:style>
    <style:style style:name="T58" style:family="text">
      <style:text-properties officeooo:rsid="00729545"/>
    </style:style>
    <style:style style:name="T59" style:family="text">
      <style:text-properties officeooo:rsid="00762df0"/>
    </style:style>
    <style:style style:name="T60" style:family="text">
      <style:text-properties officeooo:rsid="00779bf6"/>
    </style:style>
    <style:style style:name="T61" style:family="text">
      <style:text-properties officeooo:rsid="0078c74f"/>
    </style:style>
    <style:style style:name="T62" style:family="text">
      <style:text-properties style:text-line-through-style="none" style:text-line-through-type="none"/>
    </style:style>
    <style:style style:name="T63" style:family="text">
      <style:text-properties officeooo:rsid="007a8d01"/>
    </style:style>
    <style:style style:name="T64" style:family="text">
      <style:text-properties officeooo:rsid="007c66a6"/>
    </style:style>
    <style:style style:name="T65" style:family="text">
      <style:text-properties officeooo:rsid="0083fe57"/>
    </style:style>
    <style:style style:name="T66" style:family="text">
      <style:text-properties officeooo:rsid="0089fbda"/>
    </style:style>
    <style:style style:name="T67" style:family="text">
      <style:text-properties officeooo:rsid="008a7b5d"/>
    </style:style>
    <style:style style:name="T68" style:family="text">
      <style:text-properties style:font-name="Times New Roman" fo:font-size="11pt" style:font-size-asian="9.60000038146973pt" style:font-size-complex="11pt"/>
    </style:style>
    <style:style style:name="T69" style:family="text">
      <style:text-properties style:font-name="Times New Roman" fo:font-size="11pt" officeooo:rsid="008a7b5d" style:font-size-asian="9.60000038146973pt" style:font-size-complex="11pt"/>
    </style:style>
    <style:style style:name="T70" style:family="text">
      <style:text-properties style:font-name="Times New Roman" fo:font-size="11pt" officeooo:rsid="008aa096" style:font-size-asian="9.60000038146973pt" style:font-size-complex="11pt"/>
    </style:style>
    <style:style style:name="T71" style:family="text">
      <style:text-properties style:font-name="Times New Roman" fo:font-size="11pt" officeooo:rsid="008aa096" fo:background-color="#ffff00" loext:char-shading-value="0" style:font-size-asian="9.60000038146973pt" style:font-size-complex="11pt"/>
    </style:style>
    <style:style style:name="T72" style:family="text">
      <style:text-properties style:font-name="Times New Roman" fo:font-size="11pt" fo:background-color="#ffff00" loext:char-shading-value="0" style:font-size-asian="9.60000038146973pt" style:font-size-complex="11pt"/>
    </style:style>
    <style:style style:name="T73" style:family="text">
      <style:text-properties officeooo:rsid="008ef469"/>
    </style:style>
    <style:style style:name="T74" style:family="text">
      <style:text-properties officeooo:rsid="0090a27f"/>
    </style:style>
    <style:style style:name="T75" style:family="text">
      <style:text-properties officeooo:rsid="0093a473"/>
    </style:style>
    <style:style style:name="T76" style:family="text">
      <style:text-properties officeooo:rsid="0094d030"/>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Progetto di Sistemi Operativi e Laboratorio A.A. 2020-2021</text:h>
      <text:p text:style-name="P14">Nicola Vetrini – matricola 600199</text:p>
      <text:p text:style-name="P22"><text:span text:style-name="T22">La repository contenente il codice del progetto è consultabile a</text:span><text:span text:style-name="T21">l seguente </text:span><text:span text:style-name="T22">indirizzo: </text:span><text:a xlink:type="simple" xlink:href="https://github.com/etrian-dev/progetto-sol-2021" office:name="repository github pubblica" office:target-frame-name="_blank" xlink:show="new" text:style-name="Internet_20_link" text:visited-style-name="Visited_20_Internet_20_Link"><text:span text:style-name="T21">github</text:span></text:a></text:p>
      <text:h text:style-name="P26" text:outline-level="3">Architettura del sistema <text:span text:style-name="T58">software</text:span></text:h>
      <text:p text:style-name="P21"><text:span text:style-name="T26">Il </text:span><text:span text:style-name="T27">fileserver implementato</text:span><text:span text:style-name="T26"> è diviso in tre entità principali: il server, il client e la API di comunicazione tra </text:span><text:span text:style-name="T28">client e server</text:span><text:span text:style-name="T26">. La API è implementata come libreria condivisa, </text:span><text:span text:style-name="T41">linkata sia dal programma server che dal programma client</text:span><text:span text:style-name="T26">. Inoltre ho realizzato una libreria </text:span><text:span text:style-name="T29">condivisa </text:span><text:span text:style-name="T26">di </text:span><text:span text:style-name="T41">funzioni di</text:span><text:span text:style-name="T26"> utilità </text:span><text:span text:style-name="T41">(libutils.so)</text:span><text:span text:style-name="T26">, </text:span><text:span text:style-name="T41">t</text:span><text:span text:style-name="T26">ra </text:span><text:span text:style-name="T41">cui </text:span><text:span text:style-name="T26">vi è l’implementazione di una coda </text:span><text:span text:style-name="T41">di elementi </text:span><text:span text:style-name="T42">(lista concatenata singola)</text:span><text:span text:style-name="T30">.</text:span></text:p>
      <text:p text:style-name="P18"><text:span text:style-name="T43">Il server </text:span><text:span text:style-name="T44">è </text:span><text:span text:style-name="T43">organizzato secondo il modello master-worker (con una threadpool di dimensione fissa</text:span><text:span text:style-name="T44">ta all’avvio</text:span><text:span text:style-name="T43">) </text:span><text:span text:style-name="T44">ed </text:span><text:span text:style-name="T43">internamente </text:span><text:span text:style-name="T44">utilizza </text:span><text:span text:style-name="T43">una coda </text:span><text:span text:style-name="T45">sincronizzata (un produttore, n consumatori) </text:span><text:span text:style-name="T43">per </text:span><text:span text:style-name="T42">l’invio</text:span><text:span text:style-name="T43"> delle richieste provenienti dai client </text:span><text:span text:style-name="T42">ai thread worker. L</text:span><text:span text:style-name="T45">e richieste sono inserite dal thread manager e servite da uno dei thread worker.</text:span></text:p>
      <text:p text:style-name="P18"><text:span text:style-name="T32">Il server mantiene anche una coda </text:span><text:span text:style-name="T46">sincronizzata</text:span><text:span text:style-name="T32"> dei </text:span><text:span text:style-name="T46">path dei </text:span><text:span text:style-name="T32">file inseriti nel filesystem, in modo da rendere agevole l’implementazione della politica di rimpiazzamento FIFO dei file, </text:span><text:span text:style-name="T46">ma maggiori dettagli sono forniti nella sezione successiva.</text:span></text:p>
      <text:p text:style-name="P19"><text:span text:style-name="T31">Per memorizzare i file ho </text:span><text:span text:style-name="T32">scelto </text:span><text:span text:style-name="T31">di utilizzare</text:span><text:span text:style-name="T32"> una </text:span><text:a xlink:type="simple" xlink:href="#1.1.5.Altre librerie o codice terzo utilizzato|outline" text:style-name="Internet_20_link" text:visited-style-name="Visited_20_Internet_20_Link"><text:span text:style-name="T32">hash table</text:span></text:a><text:span text:style-name="T32"> </text:span><text:span text:style-name="T33">l</text:span><text:span text:style-name="T32">a cui chiave </text:span><text:span text:style-name="T31">di ricerca </text:span><text:span text:style-name="T32">è il path del file, </text:span><text:span text:style-name="T34">poiché esso è </text:span><text:span text:style-name="T32">univoco nel file server. La hash table permette accesso in tempo costante </text:span><text:span text:style-name="T35">al</text:span><text:span text:style-name="T32"> caso medio, perciò è un’ottima struttura dati per ricerca </text:span><text:span text:style-name="T37">puntuale </text:span><text:span text:style-name="T46">di dati</text:span><text:span text:style-name="T37">. </text:span><text:span text:style-name="T38">Ho preferito non</text:span><text:span text:style-name="T36"> implementare un filesystem ad albero </text:span><text:span text:style-name="T39">in quanto ciò potrebbe </text:span><text:span text:style-name="T36">potenzialmente potrebbe ridurre le prestazioni </text:span><text:span text:style-name="T46">del server</text:span><text:span text:style-name="T36">, </text:span><text:span text:style-name="T40">dato che</text:span><text:span text:style-name="T36"> l’albero delle directory potrebbe crescere in modo non bilanciato.</text:span></text:p>
      <text:p text:style-name="P19"><text:span text:style-name="T46">I valori della hashtable sono dei puntatori a strutture (struct fs_filedata_t) il cui contenuto è un puntatore ai dati del file, la sua dimensione in byte, i</text:span><text:span text:style-name="T32"> socket dei client che hanno aperto questo file e quale socket (se esiste) ha il lock su questo file.</text:span></text:p>
      <text:h text:style-name="P26" text:outline-level="3">Politica di rimpiazzamento dei file</text:h>
      <text:p text:style-name="P10">La politica di rimpiazzamento dei file è FIFO sia nel caso in cui uno o più file debbano essere rimpiazzati a seguito del superamento della quantità di memoria assegnata al fileserver che nel caso in cui il numero di file aperti superi quello del massimo numero di file <text:span text:style-name="T59">che possono essere memorizzati contemporaneamente nel server</text:span>. Entrambe <text:span text:style-name="T60">le soglie</text:span> sono lette dal file di configurazione e rimangono costanti per tutta l’esecuzione del server.</text:p>
      <text:p text:style-name="P13">I file da espellere sono inviati lungo il socket del client che ne ha provocato l’espulsione a seguito di una richiesta di append.</text:p>
      <text:h text:style-name="P27" text:outline-level="3">Formato file di configurazione</text:h>
      <text:p text:style-name="P20"><text:span text:style-name="T19">È possibile specificare un file di configurazione </text:span><text:span text:style-name="T23">de</text:span><text:span text:style-name="T19">l server, che </text:span><text:span text:style-name="T24">deve cont</text:span><text:span text:style-name="T25">enere</text:span><text:span text:style-name="T24"> </text:span><text:span text:style-name="T19">alcuni o tutti i parametri con cui il server viene </text:span><text:span text:style-name="T20">eseguito</text:span><text:span text:style-name="T19">. Tale file va specificato come argomento da riga di comando con l’opzione </text:span></text:p>
      <text:p text:style-name="P12"><text:span text:style-name="T1">-f <text:s/>&lt;conf_path&gt;</text:span>. Se il server è lanciato senza specificare -f oppure se non è possibile aprire il file di configurazione specificato (ad esempio perché non esiste) viene usato il file di configurazione di default <text:span text:style-name="T1">“</text:span><text:span text:style-name="T3">config.conf”</text:span><text:span text:style-name="T73"> </text:span>presente nella directory <text:span text:style-name="T61">dell’eseguibile </text:span><text:span text:style-name="T75">(è generato dallo script makeconf.sh </text:span><text:span text:style-name="T76">chiamato nel makefile</text:span><text:span text:style-name="T75">).</text:span></text:p>
      <text:p text:style-name="P11">Il formato del file configurazione è quello di una serie di linee terminate da <text:span text:style-name="T1">‘\n’ </text:span>(non sono consentite linee vuote o commenti<text:span text:style-name="T61">). O</text:span>gni linea contiene due campi, separati da <text:span text:style-name="T1">‘\t’</text:span><text:span text:style-name="T4">. Il primo campo contiene una delle seguenti stringhe ed il secondo contiene il valore specificato per tale campo.</text:span></text:p>
      <text:list xml:id="list825785278" text:style-name="L1">
        <text:list-item>
          <text:p text:style-name="P33"><text:span text:style-name="T1">tpool</text:span>: un intero &gt; 0 che definisce il numero di thread <text:span text:style-name="T61">worker </text:span>del processo server.</text:p>
        </text:list-item>
        <text:list-item>
          <text:p text:style-name="P34"><text:span text:style-name="T2">maxmem</text:span><text:span text:style-name="T5">: un intero &gt; 0 che indica il massimo numero di </text:span><text:span text:style-name="T8">M</text:span><text:span text:style-name="T9">byte </text:span><text:span text:style-name="T5">di memoria che possono occupare </text:span><text:span text:style-name="T7">complessivamente </text:span><text:span text:style-name="T6">i</text:span><text:span text:style-name="T5"> file </text:span><text:span text:style-name="T7">nel server in ogni dato istante. Contribuisce alla determinazione della quantità di memoria occupata solo la dimensione del file, non gli altri dati accessori memorizzati.</text:span></text:p>
        </text:list-item>
        <text:list-item>
          <text:p text:style-name="P35">sock_path<text:span text:style-name="T4">: il path del socket usato per accettare le connessioni dai client. </text:span></text:p>
        </text:list-item>
        <text:list-item>
          <text:p text:style-name="P35">log_path<text:span text:style-name="T4">: il path del file di log del server.</text:span></text:p>
        </text:list-item>
      </text:list>
      <text:p text:style-name="P39"><text:span text:style-name="T51">I parametri del file di configurazione</text:span><text:span text:style-name="T49"> possono comparire in un ordine qualunque nel file, ma se il valore non viene specificato o è un valore non consentito </text:span><text:span text:style-name="T50">per </text:span><text:span text:style-name="T51">il parametro in questione allora </text:span><text:span text:style-name="T49">il server setta il valore di default </text:span><text:span text:style-name="T50">(quello definito in server-utils.h).</text:span></text:p>
      <text:h text:style-name="P32" text:outline-level="3"><text:soft-page-break/>Comunicazione tra manager e workers</text:h>
      <text:p text:style-name="P40"><text:span text:style-name="T50">Tra il thread manager ed </text:span><text:span text:style-name="T51">i</text:span><text:span text:style-name="T50"> thread worker vi è una coda il cui accesso avviene in mutua esclusione, su cui il server comunica </text:span><text:span text:style-name="T48">le richieste provenienti dai client (comprensive del socket sul quale inviare le risposte). </text:span><text:span text:style-name="T51">Dopo aver inserito la richiesta in coda il server provvede a togliere dal set di file descriptor ascoltati (tramite select) quello del socket da cui proveniva la richiesta.</text:span><text:span text:style-name="T48"> Quando un worker ha servito una richiesta </text:span><text:span text:style-name="T51">(che essa abbia avuto successo o meno)</text:span><text:span text:style-name="T48"> scrive il socket servito su una pipe il cui estremo di lettura è ascoltato dal server, che provvede </text:span><text:span text:style-name="T51">di conseguenza </text:span><text:span text:style-name="T48">a </text:span><text:span text:style-name="T51">reinserire </text:span><text:span text:style-name="T48">il socket tra quelli ascoltati da select.</text:span></text:p>
      <text:h text:style-name="P31" text:outline-level="3">Terminazione del server</text:h>
      <text:p text:style-name="P42">Il server gestisce due tipi di terminazione: la terminazione veloce e la terminazione lenta. Nella terminazione di tipo veloce (causata dall’invio del segnale SIGINT o SIGGQUIT al server) tutte le connessioni del server verso l’esterno sono chiuse, quindi sia il socket in ascolto di connessioni da nuovi client che i socket dei client che in quel momento erano connessi al server. Quindi il server non può ricevere ulteriori richieste e termina liberando tutte le risorse usate. Nella terminazione di tipo lento (causata dall’invio al server di SIGHUP) non si accettano nuove connessioni (quindi quel socket viene chiuso), ma i client connessi possono continuare ad inviare richieste finché non si disconnettono; quando non vi è più alcun client connesso allora il server termina liberando le risorse.</text:p>
      <text:p text:style-name="P42">Un thread dedicato nel server gestisce la ricezione di segnali, mentre tutti gli altri thread del processo hanno i segnali mascherati (compreso il thread manager) per cui il thread che esegue la funzione term_thread() ha il compito di gestire la terminazione. Per fare ciò si serve di una pipe condivisa (dichiarata in struct fs_ds_t) il cui estremo di lettura è ascoltato dalla select <text:span text:style-name="T66">n</text:span>el thread manager. Il thread che gestisce la terminazione <text:span text:style-name="T66">s</text:span>crive l’intero FAST_TERM (definito come 1 nell’header del server) se riceve SIGINT o SIGQUIT <text:span text:style-name="T67">e SLOW_TERM se riceve SIGHUP. Dopo aver effettuato la scrittura (di 4 bytes, quindi sicuramente atomica anche senza prevedere sincronizzazione esplicita) il thread termina ed il thread manager, quando andrà a leggere dalla pipe l’intero scritto agirà di conseguenza.</text:span></text:p>
      <text:p text:style-name="P43"><text:span text:style-name="T69">Se il manager legge FAST_TERM allora chiude tutti i descrittori aperti ed in mutua esclusione svuota la coda di richieste presenti nel server, per poi inserirvi delle richieste con formato {FAST_TERM, 0, 0, 0} in numero uguale alla dimensione della threadpool. Questo assicura che ogni thread worker che leggerà dalla coda (in ME) testerà la condizione request→type == <text:s/>FAST_TERM che risulterà verificata e quindi il thread terminerà. Contemporaneamente il thread manager </text:span><text:span text:style-name="T70">sarà</text:span><text:span text:style-name="T69"> passato ad effttuare il join dei thread worker, </text:span><text:span text:style-name="T70">per cui una volta che tutti sono terminati stampa le statistiche di utilizzo del server e termina il processo.</text:span></text:p>
      <text:p text:style-name="P44"><text:span text:style-name="T71">T</text:span><text:span text:style-name="T72">ODO: SLOW_TERM???</text:span></text:p>
      <text:h text:style-name="P28" text:outline-level="3">API</text:h>
      <text:p text:style-name="P23">La API è costituita da un insieme di funzioni che soddisfano la specifica data nel testo del progetto ed una struttura dati che consente alla API di associare al pathname del socket (usato come parametro nelle call della API) al socket di tipo AF_UNIX usato per la comunicazione con il server. Dato che ogni client connesso ha un socket diverso la API mantiene internamente, in una struttura dati condivisa, l’associazione biunivoca tra client e socket utilizzando un array di coppie (PID, descrittore del socket) aggiornato ogni volta che un client si connette</text:p>
      <text:p text:style-name="P24">Opzione -w &lt;path&gt; [,n=0]: La semantica è quella data nel testo del progetto, tuttavia nell’implementazione il parametro del client che contiene l’intero n di default è illimitato, ma con valore -1 per discriminare più facilmente tra il caso illimitato e l’avvenuta lettura di esattamente n files <text:span text:style-name="T65">di cui effettuare la scrittura. Le directory sono </text:span></text:p>
      <text:h text:style-name="P26" text:outline-level="3"><text:soft-page-break/>Protocollo di comunicazione tra API e server</text:h>
      <text:p text:style-name="P6">La API implementa le funzioni descritte dalla specifica (nel file fs-api.c) ed inserisce le apposite richieste sul socket creato per la comunicazione con il server. Dal momento che possono essere connessi più client contemporaneamente la API deve mantenere uno stato interno tramite una variabile globale (struct conn_info dichiarata in fs-api.h) che principalmente memorizza le coppie (PID, socket) per determinare, grazie ad una chiamata a getpid(), quale client abbia richiesto una certa operazione e quindi determinare univocamente il socket sul quale inviare la richiesta (o anche negare a priori l’operazione, se ad esempio il client non si era connesso al server chiamando openConnection).</text:p>
      <text:p text:style-name="P3">Le richieste dei client tramite la API possono essere di apertura, <text:span text:style-name="T12">di lock (L), di unlock (U),</text:span> di lettura<text:span text:style-name="T11">, </text:span><text:span text:style-name="T62">di scrittura</text:span>, <text:span text:style-name="T15">di scrittura in coda </text:span><text:span text:style-name="T16">(append)</text:span><text:span text:style-name="T15">, </text:span><text:s/><text:span text:style-name="T13">o di rimozione (X</text:span><text:span text:style-name="T11">) </text:span>di un file, il quale è identificato <text:span text:style-name="T16">univocamente </text:span>dal suo path <text:span text:style-name="T16">all’interno del server</text:span>. <text:span text:style-name="T63">Vi è un’ulteriore tipo di richiesta, quella di disconnessione (‘!’) che serve essenzialmente al server per rimuovere il client da quelli da cui riceve richieste. </text:span><text:span text:style-name="T64">Una volta inviata la richiesta al server esso invierà una risposta ed (opzionalmente) dei file alla api, che poi provvederà a gestirli opportunamente.</text:span></text:p>
      <text:p text:style-name="P3">Le richieste <text:span text:style-name="T10">sono </text:span><text:span text:style-name="T17">delle strutture (struct request_t) contenenti i seguenti campi:</text:span></text:p>
      <text:list xml:id="list1605371547" text:style-name="L2">
        <text:list-item>
          <text:p text:style-name="P36">char type: il tipo della richiesta, ovvero <draw:frame draw:style-name="fr1" draw:name="Object1" text:anchor-type="as-char" svg:y="-0.1484in" svg:width="3.1299in" svg:height="0.1937in" draw:z-index="0"><draw:object xlink:href="./Object 1" xlink:type="simple" xlink:show="embed" xlink:actuate="onLoad"/><draw:image xlink:href="./ObjectReplacements/Object 1" xlink:type="simple" xlink:show="embed" xlink:actuate="onLoad"/></draw:frame></text:p>
        </text:list-item>
        <text:list-item>
          <text:p text:style-name="P36">int flags: le flag della richiesta (O_CREATE<text:span text:style-name="T63">FILE</text:span>, <text:span text:style-name="T12">O_LOCK</text:span><text:span text:style-name="T14">FILE</text:span>)</text:p>
        </text:list-item>
        <text:list-item>
          <text:p text:style-name="P36">size_t path_len: la lunghezza del pathname</text:p>
        </text:list-item>
        <text:list-item>
          <text:p text:style-name="P36">size_t buf_len: la lunghezza del buffer che passo al server (in richieste di append)</text:p>
        </text:list-item>
      </text:list>
      <text:p text:style-name="P4"/>
      <text:p text:style-name="P5">Le risposte del server hanno un formato simile (struct reply_t):</text:p>
      <text:list xml:id="list3712439536" text:style-name="L3">
        <text:list-item>
          <text:p text:style-name="P37">char status: l’esito dell’operazione richiesta. I valori possibili sono ‘Y’ o ‘N’</text:p>
        </text:list-item>
        <text:list-item>
          <text:p text:style-name="P38">int nbuffers: il numero di file che saranno inviati sul socket in risposta della richiesta</text:p>
        </text:list-item>
        <text:list-item>
          <text:p text:style-name="P38">size_t paths_sz: la lunghezza dei path dei file inviati</text:p>
        </text:list-item>
      </text:list>
      <text:p text:style-name="P7">Se il server deve inviare dei file allora nbuffers è &gt; 0 e le dimensioni di essi sono inviati in una write successiva come array di size_t (quindi il ricevente conosce quanti byte leggere a priori e come interpretarli, dato che saranno nbuffers * sizeof(size_t), da memorizzare in un array. I path dei file sono poi inviati nella successiva write, concatenati in una stringa (terminata quindi da ‘\0’), ma tra loro separati da ‘\n’. Il valore del campo paths_sz è calcolato in modo da essere uguale al numero di byte della stringa di path generata (compreso il terminatore).</text:p>
      <text:p text:style-name="P7">Ad esempio, se il server inviasse i file con path file1, file2, file3 e file4, la api leggerebbe la stringa </text:p>
      <text:p text:style-name="P15"><text:span text:style-name="T47">“file1\nfile2\nfile3\nfile4\0”</text:span><text:span text:style-name="T52"> che può poi tokenizzare opportun</text:span><text:span text:style-name="T53">amente.</text:span></text:p>
      <text:p text:style-name="P8">La generica implementazione di una funzione della api quindi è riassumbile con il seguente pseudocodice:</text:p>
      <text:p text:style-name="P8"/>
      <text:p text:style-name="P8">clientConnesso();</text:p>
      <text:p text:style-name="P8">writeRichiesta();</text:p>
      <text:p text:style-name="P8">readRisposta();</text:p>
      <text:p text:style-name="P8">readBufsize();</text:p>
      <text:p text:style-name="P8">readPaths();</text:p>
      <text:p text:style-name="P8">readFiles();</text:p>
      <text:p text:style-name="P8">storeFiles();</text:p>
      <text:p text:style-name="P8"/>
      <text:p text:style-name="P16"><text:span text:style-name="T52">Naturalmente non tutte le operazioni provocano l’espulsione di file (readFile ad esempio), per cui alcune funzioni della API si limitano a leggere la risposta per vedere se l’operazione è andata a buon fine oppure no e agire di conseguenza. La openFile non provoca alcun rimpiazzamento per numero di file, dato che il server rifiuta l’operazione (di creazione del file, dato che l’apertura di file già presenti non presenta problemi di questo genere) se sono già presenti nel server il massimo numero di file. Per poter inserire un nuovo file è necessario quindi </text:span><text:span text:style-name="T54">rimuovere un</text:span><text:span text:style-name="T52"> altro file </text:span><text:span text:style-name="T54">aperto dal client</text:span><text:span text:style-name="T52">, oppure provocarne lo swapout attraverso una append opportuna.</text:span></text:p>
      <text:p text:style-name="P17"><text:span text:style-name="T55">P</text:span><text:span text:style-name="T52">er garantire il particolar modo la correttezza della semantica della writeFile il server mantiene anche una struttura dati che associa ad ogni socket client l’ultima operazione completata con successo (il tipo dell’operazione, le flags usate e il path del file sul quale ha operato), così da poter determinare se l’ultima operazione effettuata da quel socket sia stata openFile(path, O_CREATEFILE)</text:span></text:p>
      <text:h text:style-name="P29" text:outline-level="3"><text:soft-page-break/>Script di testing</text:h>
      <text:p text:style-name="P41">Nel makefile principale vi sono tre target di test: test1, test2 e test3. I file di configurazione per i test sono generati dallo script makeconf.sh, che li prende come parametri al lancio. In test1 genero il file di configurazione test1.conf che viene letto dal server all’avvio. Il server viene eseguito con valgrind (in background) ed i client sono avviati dallo script test1.sh, che poi manda al termine il segnale SIGHUP (dal momento che il server è lanciato con valgrind il suo PID sarà quello di valgrind, per cui getpidof ha argomento valgrind.bin).</text:p>
      <text:h text:style-name="P30" text:outline-level="3">Altre librerie o codice terzo utilizzato</text:h>
      <text:p text:style-name="P9">Per <text:span text:style-name="T56">la hashtable</text:span> ho usato <text:span text:style-name="T57">quella </text:span>fornita nell’esercitazione 7 <text:span text:style-name="T57">(icl_hash) e ne ho ricavato una libreria condivisa</text:span></text:p>
      <text:p text:style-name="P1"><text:span text:style-name="T18">(</text:span><text:a xlink:type="simple" xlink:href="http://didawiki.cli.di.unipi.it/lib/exe/fetch.php/informatica/sol/laboratorio21/esercitazionib/icl_hash.tgz" office:target-frame-name="_blank" xlink:show="new" text:style-name="Internet_20_link" text:visited-style-name="Visited_20_Internet_20_Link"><text:span text:style-name="T18">didawiki.cli.di.unipi.it/lib/exe/fetch.php/informatica/sol/laboratorio21/esercitazionib/icl_hash.tgz</text:span></text:a><text:span text:style-name="T18">)</text:span></text:p>
      <text:p text:style-name="P1"><text:span text:style-name="T18">e per la lettura/scrittura di esattamente n byte su un file descriptor ho usato le funzioni fornite durante il corso (</text:span><text:a xlink:type="simple" xlink:href="http://didawiki.cli.di.unipi.it/doku.php/informatica/sol/laboratorio21/esercitazionib/readnwriten" text:style-name="Internet_20_link" text:visited-style-name="Visited_20_Internet_20_Link"><text:span text:style-name="T18">http://didawiki.cli.di.unipi.it/doku.php/informatica/sol/laboratorio21/esercitazionib/readnwriten</text:span></text:a><text:span text:style-name="T18">).</text:span></text:p>
      <text:p text:style-name="P2"><text:span text:style-name="T18">I file usati per effettuare i test, contenuti nella directory testcases, sono stati scaricati dalla seguente pagina web (</text:span><text:a xlink:type="simple" xlink:href="https://corpus.canterbury.ac.nz/index.html" office:target-frame-name="_blank" xlink:show="new" text:style-name="Internet_20_link" text:visited-style-name="Visited_20_Internet_20_Link"><text:span text:style-name="T18">Canterbury Corpus</text:span></text:a><text:span text:style-name="T1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6-10T12:18:58.745621572</dc:date>
    <meta:editing-duration>PT10H33M47S</meta:editing-duration>
    <meta:editing-cycles>101</meta:editing-cycles>
    <meta:document-statistic meta:table-count="0" meta:image-count="0" meta:object-count="1" meta:page-count="4" meta:paragraph-count="63" meta:word-count="2049" meta:character-count="13169" meta:non-whitespace-character-count="11185"/>
  </office:meta>
</office:document-meta>
</file>

<file path=Object 1/content.xml><?xml version="1.0" encoding="utf-8"?>
<math xmlns="http://www.w3.org/1998/Math/MathML" display="block">
  <semantics>
    <mrow>
      <mi mathvariant="italic">type</mi>
      <mo stretchy="false">∈</mo>
      <mrow>
        <mo fence="true" stretchy="false">{</mo>
        <mrow>
          <mrow>
            <mi>'</mi>
            <mi>!</mi>
            <mi>'</mi>
            <mi>,</mi>
            <mi>'</mi>
            <mi>O</mi>
            <mi>'</mi>
            <mi>,</mi>
            <mi>'</mi>
            <mi>L</mi>
            <mi>'</mi>
            <mi>,</mi>
            <mi>'</mi>
            <mi>U</mi>
            <mi>'</mi>
            <mi>,</mi>
            <mi>'</mi>
            <mi>R</mi>
            <mi>'</mi>
            <mi>,</mi>
            <mi>'</mi>
            <mi>W</mi>
            <mi>'</mi>
            <mi>,</mi>
            <mi>'</mi>
            <mi>A</mi>
            <mi>'</mi>
            <mi>,</mi>
            <mi>'</mi>
            <mi>X</mi>
            <mi>'</mi>
          </mrow>
        </mrow>
        <mo fence="true" stretchy="false">}</mo>
      </mrow>
    </mrow>
    <annotation encoding="StarMath 5.0">type in lbrace '!', 'O', 'L', 'U', 'R', 'W', 'A', 'X' rbrace</annotation>
  </semantics>
</math>
</file>